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ersonationImpl.grantImpersonation( Principal principa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mpersonationImpl.ImpersonationImpl( UserImpl user , UserManagerImpl user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ersonationImpl.updateImpersonatorNames( Set principal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personationImpl.revokeImpersonation( Principal princip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mpersonationImpl.getImpersonator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personationImpl.getImpersonato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mpersonationImpl.allows( Subject su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